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e0070"/>
    </style:style>
    <style:style style:name="T1" style:family="text">
      <style:text-properties officeooo:rsid="000e00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ycling Adventures Guideset</text:p>
      <text:p text:style-name="P1"/>
      <text:p text:style-name="P1"><text:span text:style-name="T1">Procraft Jumbo II Satteltasche</text:span></text:p>
      <text:p text:style-name="P1"><text:span text:style-name="T1">1x </text:span>Tacx Tool Tube T4800 Werkzeugflasche</text:p>
      <text:p text:style-name="Standard"><text:span text:style-name="T1">1x </text:span>Lezyne CRV 20 Multitool</text:p>
      <text:p text:style-name="P1"><text:span text:style-name="T1">1x </text:span>Lezyne Alloy Drive Minipumpe Medium</text:p>
      <text:p text:style-name="P1"><text:span text:style-name="T1">1x </text:span>Schwalbe Reifenheber 3er-Set </text:p>
      <text:p text:style-name="P1"><text:span text:style-name="T1">4x </text:span>Kabelbinder 2,5 x 98 mm</text:p>
      <text:p text:style-name="Standard"/>
      <text:p text:style-name="P1"><text:span text:style-name="T1">1x </text:span>Grand Prix 4000 S II Faltreifen – <text:span text:style-name="T1">EUR 30,-</text:span></text:p>
      <text:p text:style-name="P1"><text:span text:style-name="T1">2x </text:span>Continental Schlauch Race 28 – <text:span text:style-name="T1">EUR 5,-</text:span></text:p>
      <text:p text:style-name="P1"><text:span text:style-name="T1">1x </text:span>SRAM PowerLock™ Kettenschloss 11 fach – <text:span text:style-name="T1">EUR 3,-</text:span></text:p>
      <text:p text:style-name="P1"><text:span text:style-name="T1">1x </text:span>SRAM PowerLock™ Kettenschloss 10 fach – <text:span text:style-name="T1">EUR 3,- </text:span></text:p>
      <text:p text:style-name="P1"><text:span text:style-name="T1">1x </text:span>Shimano Schaltzug Edelstahl – <text:span text:style-name="T1">EUR 3,- </text:span></text:p>
      <text:p text:style-name="P1"><text:span text:style-name="T1">1x </text:span>Shimano Bremszug Rennrad – <text:span text:style-name="T1">EUR 2,- </text:span></text:p>
      <text:p text:style-name="P1"><text:span text:style-name="T1">1x </text:span>Velox Cotton Felgenband aus Textil <text:span text:style-name="T1">(</text:span>16mm) – <text:span text:style-name="T1">EUR 2,-</text:span></text:p>
      <text:p text:style-name="P1"><text:span text:style-name="T1">1x </text:span>BBB ValveExtender BTI-97 Ventilverlängerung – <text:span text:style-name="T1">EUR 4,5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5:45:01.653157901</meta:creation-date>
    <dc:date>2017-03-07T15:54:39.254978667</dc:date>
    <meta:editing-duration>PT9M37S</meta:editing-duration>
    <meta:editing-cycles>1</meta:editing-cycles>
    <meta:document-statistic meta:table-count="0" meta:image-count="0" meta:object-count="0" meta:page-count="1" meta:paragraph-count="15" meta:word-count="94" meta:character-count="595" meta:non-whitespace-character-count="504"/>
    <meta:generator>LibreOffice/5.1.5.2$Linux_X86_64 LibreOffice_project/10m0$Build-2</meta:generator>
  </office:meta>
</office:document-meta>
</file>